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cm"/>
    </style:style>
    <style:style style:name="co2" style:family="table-column">
      <style:table-column-properties fo:break-before="auto" style:column-width="3.833cm"/>
    </style:style>
    <style:style style:name="co13" style:family="table-column">
      <style:table-column-properties fo:break-before="auto" style:column-width="2.529cm"/>
    </style:style>
    <style:style style:name="co14" style:family="table-column">
      <style:table-column-properties fo:break-before="auto" style:column-width="1.475cm"/>
    </style:style>
    <style:style style:name="co15" style:family="table-column">
      <style:table-column-properties fo:break-before="auto" style:column-width="5.743cm"/>
    </style:style>
    <style:style style:name="co6" style:family="table-column">
      <style:table-column-properties fo:break-before="auto" style:column-width="11.714cm"/>
    </style:style>
    <style:style style:name="co7" style:family="table-column">
      <style:table-column-properties fo:break-before="auto" style:column-width="2.267cm"/>
    </style:style>
    <style:style style:name="co8" style:family="table-column">
      <style:table-column-properties fo:break-before="auto" style:column-width="3.884cm"/>
    </style:style>
    <style:style style:name="co9" style:family="table-column">
      <style:table-column-properties fo:break-before="auto" style:column-width="2.806cm"/>
    </style:style>
    <style:style style:name="co10" style:family="table-column">
      <style:table-column-properties fo:break-before="auto" style:column-width="13.878cm"/>
    </style:style>
    <style:style style:name="co11" style:family="table-column">
      <style:table-column-properties fo:break-before="auto" style:column-width="3.307cm"/>
    </style:style>
    <style:style style:name="ro1" style:family="table-row">
      <style:table-row-properties style:row-height="0.47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Heading" style:data-style-name="N100"/>
    <style:style style:name="ce2" style:family="table-cell" style:parent-style-name="Default" style:data-style-name="N100"/>
    <style:style style:name="ce3" style:family="table-cell" style:parent-style-name="Heading" style:data-style-name="N100">
      <style:table-cell-properties fo:wrap-option="no-wrap"/>
    </style:style>
    <style:style style:name="ce4" style:family="table-cell" style:parent-style-name="Default" style:data-style-name="N100">
      <style:table-cell-properties fo:wrap-option="no-wrap"/>
    </style:style>
    <style:style style:name="ce5" style:family="table-cell" style:parent-style-name="Heading" style:data-style-name="N0"/>
    <style:style style:name="ce6" style:family="table-cell" style:parent-style-name="Default" style:data-style-name="N0"/>
  </office:automatic-styles>
  <office:body>
    <office:spreadsheet>
      <table:table table:name="collections" table:style-name="ta1" table:print="false">
        <office:forms form:automatic-focus="false" form:apply-design-mode="false"/>
        <table:table-column table:style-name="co1" table:default-cell-style-name="ce2"/>
        <table:table-column table:style-name="co2" table:default-cell-style-name="ce2"/>
        <table:table-column table:style-name="co13" table:default-cell-style-name="ce4"/>
        <table:table-column table:style-name="co14" table:default-cell-style-name="ce2"/>
        <table:table-column table:style-name="co15" table:number-columns-repeated="3" table:default-cell-style-name="ce2"/>
        <table:table-column table:style-name="co6" table:default-cell-style-name="ce6"/>
        <table:table-column table:style-name="co7" table:number-columns-repeated="236" table:default-cell-style-name="Default"/>
        <table:table-row table:style-name="ro1">
          <table:table-cell table:style-name="ce1" office:value-type="string">
            <text:p>id</text:p>
          </table:table-cell>
          <table:table-cell table:style-name="ce1" office:value-type="string">
            <text:p>name</text:p>
          </table:table-cell>
          <table:table-cell table:style-name="ce3" office:value-type="string">
            <text:p>description</text:p>
          </table:table-cell>
          <table:table-cell table:style-name="ce1" office:value-type="string">
            <text:p>path</text:p>
          </table:table-cell>
          <table:table-cell table:style-name="ce1" office:value-type="string">
            <text:p>thumbnail_path</text:p>
          </table:table-cell>
          <table:table-cell table:style-name="ce1" office:value-type="string">
            <text:p>thumbnail_width</text:p>
          </table:table-cell>
          <table:table-cell table:style-name="ce1" office:value-type="string">
            <text:p>thumbnail_height</text:p>
          </table:table-cell>
          <table:table-cell table:style-name="ce5" office:value-type="string">
            <text:p>sql</text:p>
          </table:table-cell>
          <table:table-cell table:style-name="Heading" table:number-columns-repeated="236"/>
        </table:table-row>
        <table:table-row table:style-name="ro2">
          <table:table-cell office:value-type="string">
            <text:p>1</text:p>
          </table:table-cell>
          <table:table-cell office:value-type="string">
            <text:p>'Summer 2010'</text:p>
          </table:table-cell>
          <table:table-cell office:value-type="string">
            <text:p>'Lorem ipsum dolor sit amet, in diam nisl ut tellus a in, in vestibulum ante ante sed, interdum ornare ut, arcu posuere vehicula suspendisse, viverra dolor accumsan quis praesent sit. Ac fugit in vivamus. Rhoncus libero fringilla. Per tempus morbi luctus in vehicula, ut mi egestas massa laoreet.'</text:p>
          </table:table-cell>
          <table:table-cell office:value-type="string">
            <text:p>'http://138634981.rm1.cloudaccess.it/dimitri_photocloud/collection_1'</text:p>
          </table:table-cell>
          <table:table-cell office:value-type="string">
            <text:p>'http://138634981.rm1.cloudaccess.it/dimitri_photocloud/collection_1/IMG_7923_thumb.jpg'</text:p>
          </table:table-cell>
          <table:table-cell office:value-type="string">
            <text:p>260</text:p>
          </table:table-cell>
          <table:table-cell office:value-type="string">
            <text:p>173</text:p>
          </table:table-cell>
          <table:table-cell table:formula="of:=&quot;insert into collections (`&quot; &amp; [.$A$1] &amp; &quot;`, `&quot; &amp; [.$B$1] &amp; &quot;`, `&quot; &amp; [.$C$1] &amp; &quot;`, `&quot; &amp; [.$D$1] &amp; &quot;`, `&quot; &amp; [.$E$1] &amp; &quot;`, `&quot; &amp; [.$F$1] &amp; &quot;`, `&quot; &amp; [.$G$1] &amp; &quot;`) values(&quot; &amp; [.A2] &amp; &quot;, &quot; &amp; [.B2] &amp; &quot;, &quot; &amp; [.C2] &amp; &quot;, &quot; &amp; [.D2] &amp; &quot;, &quot; &amp; [.E2] &amp; &quot;, &quot; &amp; [.F2] &amp; &quot;, &quot; &amp; [.G2] &amp; &quot;);&quot;" office:value-type="string" office:string-value="insert into collections (`id`, `name`, `description`, `path`, `thumbnail_path`, `thumbnail_width`, `thumbnail_height`) values(1, 'Summer 2010', 'Lorem ipsum dolor sit amet, in diam nisl ut tellus a in, in vestibulum ante ante sed, interdum ornare ut, arcu posuere vehicula suspendisse, viverra dolor accumsan quis praesent sit. Ac fugit in vivamus. Rhoncus libero fringilla. Per tempus morbi luctus in vehicula, ut mi egestas massa laoreet.', 'http://138634981.rm1.cloudaccess.it/dimitri_photocloud/collection_1', 'http://138634981.rm1.cloudaccess.it/dimitri_photocloud/collection_1/IMG_7923_thumb.jpg', 260, 173);">
            <text:p>insert into collections (`id`, `name`, `description`, `path`, `thumbnail_path`, `thumbnail_width`, `thumbnail_height`) values(1, 'Summer 2010', 'Lorem ipsum dolor sit amet, in diam nisl ut tellus a in, in vestibulum ante ante sed, interdum ornare ut, arcu posuere vehicula suspendisse, viverra dolor accumsan quis praesent sit. Ac fugit in vivamus. Rhoncus libero fringilla. Per tempus morbi luctus in vehicula, ut mi egestas massa laoreet.', 'http://138634981.rm1.cloudaccess.it/dimitri_photocloud/collection_1', 'http://138634981.rm1.cloudaccess.it/dimitri_photocloud/collection_1/IMG_7923_thumb.jpg', 260, 173);</text:p>
          </table:table-cell>
          <table:table-cell table:number-columns-repeated="236"/>
        </table:table-row>
        <table:table-row table:style-name="ro2">
          <table:table-cell office:value-type="string">
            <text:p>2</text:p>
          </table:table-cell>
          <table:table-cell office:value-type="string">
            <text:p>'Sicily 2011'</text:p>
          </table:table-cell>
          <table:table-cell office:value-type="string">
            <text:p>'Pede nascetur ante nam metus non mauris, fermentum neque aenean vel vestibulum nibh ipsum, luctus proin, justo duis lectus etiam. Tristique aliquam ultricies, turpis consectetuer pede, eu tellus etiam. Tincidunt hac velit, duis eget turpis viverra debitis.'</text:p>
          </table:table-cell>
          <table:table-cell office:value-type="string">
            <text:p>'http://138634981.rm1.cloudaccess.it/dimitri_photocloud/collection_2'</text:p>
          </table:table-cell>
          <table:table-cell office:value-type="string">
            <text:p>'http://138634981.rm1.cloudaccess.it/dimitri_photocloud/collection_2/IMG_7981_thumb.jpg'</text:p>
          </table:table-cell>
          <table:table-cell office:value-type="string">
            <text:p>260</text:p>
          </table:table-cell>
          <table:table-cell office:value-type="string">
            <text:p>173</text:p>
          </table:table-cell>
          <table:table-cell table:formula="of:=&quot;insert into collections (`&quot; &amp; [.$A$1] &amp; &quot;`, `&quot; &amp; [.$B$1] &amp; &quot;`, `&quot; &amp; [.$C$1] &amp; &quot;`, `&quot; &amp; [.$D$1] &amp; &quot;`, `&quot; &amp; [.$E$1] &amp; &quot;`, `&quot; &amp; [.$F$1] &amp; &quot;`, `&quot; &amp; [.$G$1] &amp; &quot;`) values(&quot; &amp; [.A3] &amp; &quot;, &quot; &amp; [.B3] &amp; &quot;, &quot; &amp; [.C3] &amp; &quot;, &quot; &amp; [.D3] &amp; &quot;, &quot; &amp; [.E3] &amp; &quot;, &quot; &amp; [.F3] &amp; &quot;, &quot; &amp; [.G3] &amp; &quot;);&quot;" office:value-type="string" office:string-value="insert into collections (`id`, `name`, `description`, `path`, `thumbnail_path`, `thumbnail_width`, `thumbnail_height`) values(2, 'Sicily 2011', 'Pede nascetur ante nam metus non mauris, fermentum neque aenean vel vestibulum nibh ipsum, luctus proin, justo duis lectus etiam. Tristique aliquam ultricies, turpis consectetuer pede, eu tellus etiam. Tincidunt hac velit, duis eget turpis viverra debitis.', 'http://138634981.rm1.cloudaccess.it/dimitri_photocloud/collection_2', 'http://138634981.rm1.cloudaccess.it/dimitri_photocloud/collection_2/IMG_7981_thumb.jpg', 260, 173);">
            <text:p>insert into collections (`id`, `name`, `description`, `path`, `thumbnail_path`, `thumbnail_width`, `thumbnail_height`) values(2, 'Sicily 2011', 'Pede nascetur ante nam metus non mauris, fermentum neque aenean vel vestibulum nibh ipsum, luctus proin, justo duis lectus etiam. Tristique aliquam ultricies, turpis consectetuer pede, eu tellus etiam. Tincidunt hac velit, duis eget turpis viverra debitis.', 'http://138634981.rm1.cloudaccess.it/dimitri_photocloud/collection_2', 'http://138634981.rm1.cloudaccess.it/dimitri_photocloud/collection_2/IMG_7981_thumb.jpg', 260, 173);</text:p>
          </table:table-cell>
          <table:table-cell table:number-columns-repeated="236"/>
        </table:table-row>
        <table:table-row table:style-name="ro2" table:number-rows-repeated="65530">
          <table:table-cell table:number-columns-repeated="244"/>
        </table:table-row>
        <table:table-row table:style-name="ro2">
          <table:table-cell table:number-columns-repeated="244"/>
        </table:table-row>
      </table:table>
      <table:table table:name="images" table:style-name="ta1" table:print="false">
        <office:forms form:automatic-focus="false" form:apply-design-mode="false"/>
        <table:table-column table:style-name="co1" table:default-cell-style-name="ce2"/>
        <table:table-column table:style-name="co2" table:default-cell-style-name="ce2"/>
        <table:table-column table:style-name="co8" table:default-cell-style-name="ce4"/>
        <table:table-column table:style-name="co9" table:default-cell-style-name="ce4"/>
        <table:table-column table:style-name="co10" table:default-cell-style-name="ce2"/>
        <table:table-column table:style-name="co11" table:number-columns-repeated="5" table:default-cell-style-name="ce2"/>
        <table:table-column table:style-name="co6" table:default-cell-style-name="ce6"/>
        <table:table-column table:style-name="co7" table:number-columns-repeated="236" table:default-cell-style-name="Default"/>
        <table:table-row table:style-name="ro1">
          <table:table-cell table:style-name="ce1" office:value-type="string">
            <text:p>id</text:p>
          </table:table-cell>
          <table:table-cell table:style-name="ce1" office:value-type="string">
            <text:p>name</text:p>
          </table:table-cell>
          <table:table-cell table:style-name="ce3" office:value-type="string">
            <text:p>description</text:p>
          </table:table-cell>
          <table:table-cell table:style-name="ce3" office:value-type="string">
            <text:p>collection_id</text:p>
          </table:table-cell>
          <table:table-cell table:style-name="ce1" office:value-type="string">
            <text:p>path</text:p>
          </table:table-cell>
          <table:table-cell table:style-name="ce1" office:value-type="string">
            <text:p>width</text:p>
          </table:table-cell>
          <table:table-cell table:style-name="ce1" office:value-type="string">
            <text:p>height</text:p>
          </table:table-cell>
          <table:table-cell table:style-name="ce1" office:value-type="string">
            <text:p>thumbnail_path</text:p>
          </table:table-cell>
          <table:table-cell table:style-name="ce1" office:value-type="string">
            <text:p>thumbnail_width</text:p>
          </table:table-cell>
          <table:table-cell table:style-name="ce1" office:value-type="string">
            <text:p>thumbnail_height</text:p>
          </table:table-cell>
          <table:table-cell table:style-name="ce5" office:value-type="string">
            <text:p>sql</text:p>
          </table:table-cell>
          <table:table-cell table:style-name="Heading" table:number-columns-repeated="236"/>
        </table:table-row>
        <table:table-row table:style-name="ro2">
          <table:table-cell office:value-type="string">
            <text:p>1</text:p>
          </table:table-cell>
          <table:table-cell office:value-type="string">
            <text:p>'Collection 1 - Photo 1'</text:p>
          </table:table-cell>
          <table:table-cell office:value-type="string">
            <text:p>'Photo 1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23.jpg'</text:p>
          </table:table-cell>
          <table:table-cell office:value-type="string">
            <text:p>600</text:p>
          </table:table-cell>
          <table:table-cell office:value-type="string">
            <text:p>400</text:p>
          </table:table-cell>
          <table:table-cell office:value-type="string">
            <text:p>'http://138634981.rm1.cloudaccess.it/dimitri_photocloud/collection_1/IMG_7923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2] &amp; &quot;, &quot; &amp; [.B2] &amp; &quot;, &quot; &amp; [.C2] &amp; &quot;, &quot; &amp; [.D2] &amp; &quot;, &quot; &amp; [.E2] &amp; &quot;, &quot; &amp; [.F2] &amp; &quot;, &quot; &amp; [.G2] &amp; &quot;, &quot; &amp; [.H2] &amp; &quot;, &quot; &amp; [.I2] &amp; &quot;, &quot; &amp; [.J2] &amp; &quot;);&quot;" office:value-type="string" office:string-value="insert into images (`id`, `name`, `description`, `collection_id`, `path`, `width`, `height`, `thumbnail_path`, `thumbnail_width`, `thumbnail_height`) values(1, 'Collection 1 - Photo 1', 'Photo 1 description: Lorem ipsum dolor sit amet, in diam nisl ut tellus a in, in vestibulum ante ante sed, interdum ornare ut, arcu posuere vehicula suspendisse', 1, 'http://138634981.rm1.cloudaccess.it/dimitri_photocloud/collection_1/IMG_7923.jpg', 600, 400, 'http://138634981.rm1.cloudaccess.it/dimitri_photocloud/collection_1/IMG_7923_thumb.jpg', 260, 173);">
            <text:p>insert into images (`id`, `name`, `description`, `collection_id`, `path`, `width`, `height`, `thumbnail_path`, `thumbnail_width`, `thumbnail_height`) values(1, 'Collection 1 - Photo 1', 'Photo 1 description: Lorem ipsum dolor sit amet, in diam nisl ut tellus a in, in vestibulum ante ante sed, interdum ornare ut, arcu posuere vehicula suspendisse', 1, 'http://138634981.rm1.cloudaccess.it/dimitri_photocloud/collection_1/IMG_7923.jpg', 600, 400, 'http://138634981.rm1.cloudaccess.it/dimitri_photocloud/collection_1/IMG_7923_thumb.jpg', 260, 173);</text:p>
          </table:table-cell>
          <table:table-cell table:number-columns-repeated="236"/>
        </table:table-row>
        <table:table-row table:style-name="ro2">
          <table:table-cell office:value-type="string">
            <text:p>2</text:p>
          </table:table-cell>
          <table:table-cell office:value-type="string">
            <text:p>'Collection 1 - Photo 2'</text:p>
          </table:table-cell>
          <table:table-cell office:value-type="string">
            <text:p>'Photo 2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24.jpg'</text:p>
          </table:table-cell>
          <table:table-cell office:value-type="string">
            <text:p>400</text:p>
          </table:table-cell>
          <table:table-cell office:value-type="string">
            <text:p>600</text:p>
          </table:table-cell>
          <table:table-cell office:value-type="string">
            <text:p>'http://138634981.rm1.cloudaccess.it/dimitri_photocloud/collection_1/IMG_7924_thumb.jpg'</text:p>
          </table:table-cell>
          <table:table-cell office:value-type="string">
            <text:p>173</text:p>
          </table:table-cell>
          <table:table-cell office:value-type="string">
            <text:p>260</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3] &amp; &quot;, &quot; &amp; [.B3] &amp; &quot;, &quot; &amp; [.C3] &amp; &quot;, &quot; &amp; [.D3] &amp; &quot;, &quot; &amp; [.E3] &amp; &quot;, &quot; &amp; [.F3] &amp; &quot;, &quot; &amp; [.G3] &amp; &quot;, &quot; &amp; [.H3] &amp; &quot;, &quot; &amp; [.I3] &amp; &quot;, &quot; &amp; [.J3] &amp; &quot;);&quot;" office:value-type="string" office:string-value="insert into images (`id`, `name`, `description`, `collection_id`, `path`, `width`, `height`, `thumbnail_path`, `thumbnail_width`, `thumbnail_height`) values(2, 'Collection 1 - Photo 2', 'Photo 2 description: Lorem ipsum dolor sit amet, in diam nisl ut tellus a in, in vestibulum ante ante sed, interdum ornare ut, arcu posuere vehicula suspendisse', 1, 'http://138634981.rm1.cloudaccess.it/dimitri_photocloud/collection_1/IMG_7924.jpg', 400, 600, 'http://138634981.rm1.cloudaccess.it/dimitri_photocloud/collection_1/IMG_7924_thumb.jpg', 173, 260);">
            <text:p>insert into images (`id`, `name`, `description`, `collection_id`, `path`, `width`, `height`, `thumbnail_path`, `thumbnail_width`, `thumbnail_height`) values(2, 'Collection 1 - Photo 2', 'Photo 2 description: Lorem ipsum dolor sit amet, in diam nisl ut tellus a in, in vestibulum ante ante sed, interdum ornare ut, arcu posuere vehicula suspendisse', 1, 'http://138634981.rm1.cloudaccess.it/dimitri_photocloud/collection_1/IMG_7924.jpg', 400, 600, 'http://138634981.rm1.cloudaccess.it/dimitri_photocloud/collection_1/IMG_7924_thumb.jpg', 173, 260);</text:p>
          </table:table-cell>
          <table:table-cell table:number-columns-repeated="236"/>
        </table:table-row>
        <table:table-row table:style-name="ro2">
          <table:table-cell office:value-type="string">
            <text:p>3</text:p>
          </table:table-cell>
          <table:table-cell office:value-type="string">
            <text:p>'Collection 1 - Photo 3'</text:p>
          </table:table-cell>
          <table:table-cell office:value-type="string">
            <text:p>'Photo 3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30.jpg'</text:p>
          </table:table-cell>
          <table:table-cell office:value-type="string">
            <text:p>600</text:p>
          </table:table-cell>
          <table:table-cell office:value-type="string">
            <text:p>400</text:p>
          </table:table-cell>
          <table:table-cell office:value-type="string">
            <text:p>'http://138634981.rm1.cloudaccess.it/dimitri_photocloud/collection_1/IMG_7930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4] &amp; &quot;, &quot; &amp; [.B4] &amp; &quot;, &quot; &amp; [.C4] &amp; &quot;, &quot; &amp; [.D4] &amp; &quot;, &quot; &amp; [.E4] &amp; &quot;, &quot; &amp; [.F4] &amp; &quot;, &quot; &amp; [.G4] &amp; &quot;, &quot; &amp; [.H4] &amp; &quot;, &quot; &amp; [.I4] &amp; &quot;, &quot; &amp; [.J4] &amp; &quot;);&quot;" office:value-type="string" office:string-value="insert into images (`id`, `name`, `description`, `collection_id`, `path`, `width`, `height`, `thumbnail_path`, `thumbnail_width`, `thumbnail_height`) values(3, 'Collection 1 - Photo 3', 'Photo 3 description: Lorem ipsum dolor sit amet, in diam nisl ut tellus a in, in vestibulum ante ante sed, interdum ornare ut, arcu posuere vehicula suspendisse', 1, 'http://138634981.rm1.cloudaccess.it/dimitri_photocloud/collection_1/IMG_7930.jpg', 600, 400, 'http://138634981.rm1.cloudaccess.it/dimitri_photocloud/collection_1/IMG_7930_thumb.jpg', 260, 173);">
            <text:p>insert into images (`id`, `name`, `description`, `collection_id`, `path`, `width`, `height`, `thumbnail_path`, `thumbnail_width`, `thumbnail_height`) values(3, 'Collection 1 - Photo 3', 'Photo 3 description: Lorem ipsum dolor sit amet, in diam nisl ut tellus a in, in vestibulum ante ante sed, interdum ornare ut, arcu posuere vehicula suspendisse', 1, 'http://138634981.rm1.cloudaccess.it/dimitri_photocloud/collection_1/IMG_7930.jpg', 600, 400, 'http://138634981.rm1.cloudaccess.it/dimitri_photocloud/collection_1/IMG_7930_thumb.jpg', 260, 173);</text:p>
          </table:table-cell>
          <table:table-cell table:number-columns-repeated="236"/>
        </table:table-row>
        <table:table-row table:style-name="ro2">
          <table:table-cell office:value-type="string">
            <text:p>4</text:p>
          </table:table-cell>
          <table:table-cell office:value-type="string">
            <text:p>'Collection 1 - Photo 4'</text:p>
          </table:table-cell>
          <table:table-cell office:value-type="string">
            <text:p>'Photo 4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41.jpg'</text:p>
          </table:table-cell>
          <table:table-cell office:value-type="string">
            <text:p>400</text:p>
          </table:table-cell>
          <table:table-cell office:value-type="string">
            <text:p>600</text:p>
          </table:table-cell>
          <table:table-cell office:value-type="string">
            <text:p>'http://138634981.rm1.cloudaccess.it/dimitri_photocloud/collection_1/IMG_7941_thumb.jpg'</text:p>
          </table:table-cell>
          <table:table-cell office:value-type="string">
            <text:p>173</text:p>
          </table:table-cell>
          <table:table-cell office:value-type="string">
            <text:p>260</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5] &amp; &quot;, &quot; &amp; [.B5] &amp; &quot;, &quot; &amp; [.C5] &amp; &quot;, &quot; &amp; [.D5] &amp; &quot;, &quot; &amp; [.E5] &amp; &quot;, &quot; &amp; [.F5] &amp; &quot;, &quot; &amp; [.G5] &amp; &quot;, &quot; &amp; [.H5] &amp; &quot;, &quot; &amp; [.I5] &amp; &quot;, &quot; &amp; [.J5] &amp; &quot;);&quot;" office:value-type="string" office:string-value="insert into images (`id`, `name`, `description`, `collection_id`, `path`, `width`, `height`, `thumbnail_path`, `thumbnail_width`, `thumbnail_height`) values(4, 'Collection 1 - Photo 4', 'Photo 4 description: Lorem ipsum dolor sit amet, in diam nisl ut tellus a in, in vestibulum ante ante sed, interdum ornare ut, arcu posuere vehicula suspendisse', 1, 'http://138634981.rm1.cloudaccess.it/dimitri_photocloud/collection_1/IMG_7941.jpg', 400, 600, 'http://138634981.rm1.cloudaccess.it/dimitri_photocloud/collection_1/IMG_7941_thumb.jpg', 173, 260);">
            <text:p>insert into images (`id`, `name`, `description`, `collection_id`, `path`, `width`, `height`, `thumbnail_path`, `thumbnail_width`, `thumbnail_height`) values(4, 'Collection 1 - Photo 4', 'Photo 4 description: Lorem ipsum dolor sit amet, in diam nisl ut tellus a in, in vestibulum ante ante sed, interdum ornare ut, arcu posuere vehicula suspendisse', 1, 'http://138634981.rm1.cloudaccess.it/dimitri_photocloud/collection_1/IMG_7941.jpg', 400, 600, 'http://138634981.rm1.cloudaccess.it/dimitri_photocloud/collection_1/IMG_7941_thumb.jpg', 173, 260);</text:p>
          </table:table-cell>
          <table:table-cell table:number-columns-repeated="236"/>
        </table:table-row>
        <table:table-row table:style-name="ro2">
          <table:table-cell office:value-type="string">
            <text:p>5</text:p>
          </table:table-cell>
          <table:table-cell office:value-type="string">
            <text:p>'Collection 1 - Photo 5'</text:p>
          </table:table-cell>
          <table:table-cell office:value-type="string">
            <text:p>'Photo 5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55.jpg'</text:p>
          </table:table-cell>
          <table:table-cell office:value-type="string">
            <text:p>600</text:p>
          </table:table-cell>
          <table:table-cell office:value-type="string">
            <text:p>400</text:p>
          </table:table-cell>
          <table:table-cell office:value-type="string">
            <text:p>'http://138634981.rm1.cloudaccess.it/dimitri_photocloud/collection_1/IMG_7955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6] &amp; &quot;, &quot; &amp; [.B6] &amp; &quot;, &quot; &amp; [.C6] &amp; &quot;, &quot; &amp; [.D6] &amp; &quot;, &quot; &amp; [.E6] &amp; &quot;, &quot; &amp; [.F6] &amp; &quot;, &quot; &amp; [.G6] &amp; &quot;, &quot; &amp; [.H6] &amp; &quot;, &quot; &amp; [.I6] &amp; &quot;, &quot; &amp; [.J6] &amp; &quot;);&quot;" office:value-type="string" office:string-value="insert into images (`id`, `name`, `description`, `collection_id`, `path`, `width`, `height`, `thumbnail_path`, `thumbnail_width`, `thumbnail_height`) values(5, 'Collection 1 - Photo 5', 'Photo 5 description: Lorem ipsum dolor sit amet, in diam nisl ut tellus a in, in vestibulum ante ante sed, interdum ornare ut, arcu posuere vehicula suspendisse', 1, 'http://138634981.rm1.cloudaccess.it/dimitri_photocloud/collection_1/IMG_7955.jpg', 600, 400, 'http://138634981.rm1.cloudaccess.it/dimitri_photocloud/collection_1/IMG_7955_thumb.jpg', 260, 173);">
            <text:p>insert into images (`id`, `name`, `description`, `collection_id`, `path`, `width`, `height`, `thumbnail_path`, `thumbnail_width`, `thumbnail_height`) values(5, 'Collection 1 - Photo 5', 'Photo 5 description: Lorem ipsum dolor sit amet, in diam nisl ut tellus a in, in vestibulum ante ante sed, interdum ornare ut, arcu posuere vehicula suspendisse', 1, 'http://138634981.rm1.cloudaccess.it/dimitri_photocloud/collection_1/IMG_7955.jpg', 600, 400, 'http://138634981.rm1.cloudaccess.it/dimitri_photocloud/collection_1/IMG_7955_thumb.jpg', 260, 173);</text:p>
          </table:table-cell>
          <table:table-cell table:number-columns-repeated="236"/>
        </table:table-row>
        <table:table-row table:style-name="ro2">
          <table:table-cell office:value-type="string">
            <text:p>6</text:p>
          </table:table-cell>
          <table:table-cell office:value-type="string">
            <text:p>'Collection 1 - Photo 6'</text:p>
          </table:table-cell>
          <table:table-cell office:value-type="string">
            <text:p>'Photo 6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61.jpg'</text:p>
          </table:table-cell>
          <table:table-cell office:value-type="string">
            <text:p>600</text:p>
          </table:table-cell>
          <table:table-cell office:value-type="string">
            <text:p>400</text:p>
          </table:table-cell>
          <table:table-cell office:value-type="string">
            <text:p>'http://138634981.rm1.cloudaccess.it/dimitri_photocloud/collection_1/IMG_7961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7] &amp; &quot;, &quot; &amp; [.B7] &amp; &quot;, &quot; &amp; [.C7] &amp; &quot;, &quot; &amp; [.D7] &amp; &quot;, &quot; &amp; [.E7] &amp; &quot;, &quot; &amp; [.F7] &amp; &quot;, &quot; &amp; [.G7] &amp; &quot;, &quot; &amp; [.H7] &amp; &quot;, &quot; &amp; [.I7] &amp; &quot;, &quot; &amp; [.J7] &amp; &quot;);&quot;" office:value-type="string" office:string-value="insert into images (`id`, `name`, `description`, `collection_id`, `path`, `width`, `height`, `thumbnail_path`, `thumbnail_width`, `thumbnail_height`) values(6, 'Collection 1 - Photo 6', 'Photo 6 description: Lorem ipsum dolor sit amet, in diam nisl ut tellus a in, in vestibulum ante ante sed, interdum ornare ut, arcu posuere vehicula suspendisse', 1, 'http://138634981.rm1.cloudaccess.it/dimitri_photocloud/collection_1/IMG_7961.jpg', 600, 400, 'http://138634981.rm1.cloudaccess.it/dimitri_photocloud/collection_1/IMG_7961_thumb.jpg', 260, 173);">
            <text:p>insert into images (`id`, `name`, `description`, `collection_id`, `path`, `width`, `height`, `thumbnail_path`, `thumbnail_width`, `thumbnail_height`) values(6, 'Collection 1 - Photo 6', 'Photo 6 description: Lorem ipsum dolor sit amet, in diam nisl ut tellus a in, in vestibulum ante ante sed, interdum ornare ut, arcu posuere vehicula suspendisse', 1, 'http://138634981.rm1.cloudaccess.it/dimitri_photocloud/collection_1/IMG_7961.jpg', 600, 400, 'http://138634981.rm1.cloudaccess.it/dimitri_photocloud/collection_1/IMG_7961_thumb.jpg', 260, 173);</text:p>
          </table:table-cell>
          <table:table-cell table:number-columns-repeated="236"/>
        </table:table-row>
        <table:table-row table:style-name="ro2">
          <table:table-cell office:value-type="string">
            <text:p>7</text:p>
          </table:table-cell>
          <table:table-cell office:value-type="string">
            <text:p>'Collection 1 - Photo 7'</text:p>
          </table:table-cell>
          <table:table-cell office:value-type="string">
            <text:p>'Photo 7 description: Lorem ipsum dolor sit amet, in diam nisl ut tellus a in, in vestibulum ante ante sed, interdum ornare ut, arcu posuere vehicula suspendisse'</text:p>
          </table:table-cell>
          <table:table-cell office:value-type="string">
            <text:p>1</text:p>
          </table:table-cell>
          <table:table-cell office:value-type="string">
            <text:p>'http://138634981.rm1.cloudaccess.it/dimitri_photocloud/collection_1/IMG_7968.jpg'</text:p>
          </table:table-cell>
          <table:table-cell office:value-type="string">
            <text:p>600</text:p>
          </table:table-cell>
          <table:table-cell office:value-type="string">
            <text:p>400</text:p>
          </table:table-cell>
          <table:table-cell office:value-type="string">
            <text:p>'http://138634981.rm1.cloudaccess.it/dimitri_photocloud/collection_1/IMG_7968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8] &amp; &quot;, &quot; &amp; [.B8] &amp; &quot;, &quot; &amp; [.C8] &amp; &quot;, &quot; &amp; [.D8] &amp; &quot;, &quot; &amp; [.E8] &amp; &quot;, &quot; &amp; [.F8] &amp; &quot;, &quot; &amp; [.G8] &amp; &quot;, &quot; &amp; [.H8] &amp; &quot;, &quot; &amp; [.I8] &amp; &quot;, &quot; &amp; [.J8] &amp; &quot;);&quot;" office:value-type="string" office:string-value="insert into images (`id`, `name`, `description`, `collection_id`, `path`, `width`, `height`, `thumbnail_path`, `thumbnail_width`, `thumbnail_height`) values(7, 'Collection 1 - Photo 7', 'Photo 7 description: Lorem ipsum dolor sit amet, in diam nisl ut tellus a in, in vestibulum ante ante sed, interdum ornare ut, arcu posuere vehicula suspendisse', 1, 'http://138634981.rm1.cloudaccess.it/dimitri_photocloud/collection_1/IMG_7968.jpg', 600, 400, 'http://138634981.rm1.cloudaccess.it/dimitri_photocloud/collection_1/IMG_7968_thumb.jpg', 260, 173);">
            <text:p>insert into images (`id`, `name`, `description`, `collection_id`, `path`, `width`, `height`, `thumbnail_path`, `thumbnail_width`, `thumbnail_height`) values(7, 'Collection 1 - Photo 7', 'Photo 7 description: Lorem ipsum dolor sit amet, in diam nisl ut tellus a in, in vestibulum ante ante sed, interdum ornare ut, arcu posuere vehicula suspendisse', 1, 'http://138634981.rm1.cloudaccess.it/dimitri_photocloud/collection_1/IMG_7968.jpg', 600, 400, 'http://138634981.rm1.cloudaccess.it/dimitri_photocloud/collection_1/IMG_7968_thumb.jpg', 260, 173);</text:p>
          </table:table-cell>
          <table:table-cell table:number-columns-repeated="236"/>
        </table:table-row>
        <table:table-row table:style-name="ro2">
          <table:table-cell office:value-type="string">
            <text:p>8</text:p>
          </table:table-cell>
          <table:table-cell office:value-type="string">
            <text:p>'Collection 2 - Photo 1'</text:p>
          </table:table-cell>
          <table:table-cell office:value-type="string">
            <text:p>'Photo 9 description: Lorem ipsum dolor sit amet, in diam nisl ut tellus a in, in vestibulum ante ante sed, interdum ornare ut, arcu posuere vehicula suspendisse'</text:p>
          </table:table-cell>
          <table:table-cell office:value-type="string">
            <text:p>2</text:p>
          </table:table-cell>
          <table:table-cell office:value-type="string">
            <text:p>'http://138634981.rm1.cloudaccess.it/dimitri_photocloud/collection_2/IMG_7981.jpg'</text:p>
          </table:table-cell>
          <table:table-cell office:value-type="string">
            <text:p>600</text:p>
          </table:table-cell>
          <table:table-cell office:value-type="string">
            <text:p>400</text:p>
          </table:table-cell>
          <table:table-cell office:value-type="string">
            <text:p>'http://138634981.rm1.cloudaccess.it/dimitri_photocloud/collection_2/IMG_7981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9] &amp; &quot;, &quot; &amp; [.B9] &amp; &quot;, &quot; &amp; [.C9] &amp; &quot;, &quot; &amp; [.D9] &amp; &quot;, &quot; &amp; [.E9] &amp; &quot;, &quot; &amp; [.F9] &amp; &quot;, &quot; &amp; [.G9] &amp; &quot;, &quot; &amp; [.H9] &amp; &quot;, &quot; &amp; [.I9] &amp; &quot;, &quot; &amp; [.J9] &amp; &quot;);&quot;" office:value-type="string" office:string-value="insert into images (`id`, `name`, `description`, `collection_id`, `path`, `width`, `height`, `thumbnail_path`, `thumbnail_width`, `thumbnail_height`) values(8, 'Collection 2 - Photo 1', 'Photo 9 description: Lorem ipsum dolor sit amet, in diam nisl ut tellus a in, in vestibulum ante ante sed, interdum ornare ut, arcu posuere vehicula suspendisse', 2, 'http://138634981.rm1.cloudaccess.it/dimitri_photocloud/collection_2/IMG_7981.jpg', 600, 400, 'http://138634981.rm1.cloudaccess.it/dimitri_photocloud/collection_2/IMG_7981_thumb.jpg', 260, 173);">
            <text:p>insert into images (`id`, `name`, `description`, `collection_id`, `path`, `width`, `height`, `thumbnail_path`, `thumbnail_width`, `thumbnail_height`) values(8, 'Collection 2 - Photo 1', 'Photo 9 description: Lorem ipsum dolor sit amet, in diam nisl ut tellus a in, in vestibulum ante ante sed, interdum ornare ut, arcu posuere vehicula suspendisse', 2, 'http://138634981.rm1.cloudaccess.it/dimitri_photocloud/collection_2/IMG_7981.jpg', 600, 400, 'http://138634981.rm1.cloudaccess.it/dimitri_photocloud/collection_2/IMG_7981_thumb.jpg', 260, 173);</text:p>
          </table:table-cell>
          <table:table-cell table:number-columns-repeated="236"/>
        </table:table-row>
        <table:table-row table:style-name="ro2">
          <table:table-cell office:value-type="string">
            <text:p>9</text:p>
          </table:table-cell>
          <table:table-cell office:value-type="string">
            <text:p>'Collection 2 - Photo 2'</text:p>
          </table:table-cell>
          <table:table-cell office:value-type="string">
            <text:p>'Photo 10 description: Lorem ipsum dolor sit amet, in diam nisl ut tellus a in, in vestibulum ante ante sed, interdum ornare ut, arcu posuere vehicula suspendisse'</text:p>
          </table:table-cell>
          <table:table-cell office:value-type="string">
            <text:p>2</text:p>
          </table:table-cell>
          <table:table-cell office:value-type="string">
            <text:p>'http://138634981.rm1.cloudaccess.it/dimitri_photocloud/collection_2/IMG_7991.jpg'</text:p>
          </table:table-cell>
          <table:table-cell office:value-type="string">
            <text:p>400</text:p>
          </table:table-cell>
          <table:table-cell office:value-type="string">
            <text:p>600</text:p>
          </table:table-cell>
          <table:table-cell office:value-type="string">
            <text:p>'http://138634981.rm1.cloudaccess.it/dimitri_photocloud/collection_2/IMG_7991_thumb.jpg'</text:p>
          </table:table-cell>
          <table:table-cell office:value-type="string">
            <text:p>173</text:p>
          </table:table-cell>
          <table:table-cell office:value-type="string">
            <text:p>260</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10] &amp; &quot;, &quot; &amp; [.B10] &amp; &quot;, &quot; &amp; [.C10] &amp; &quot;, &quot; &amp; [.D10] &amp; &quot;, &quot; &amp; [.E10] &amp; &quot;, &quot; &amp; [.F10] &amp; &quot;, &quot; &amp; [.G10] &amp; &quot;, &quot; &amp; [.H10] &amp; &quot;, &quot; &amp; [.I10] &amp; &quot;, &quot; &amp; [.J10] &amp; &quot;);&quot;" office:value-type="string" office:string-value="insert into images (`id`, `name`, `description`, `collection_id`, `path`, `width`, `height`, `thumbnail_path`, `thumbnail_width`, `thumbnail_height`) values(9, 'Collection 2 - Photo 2', 'Photo 10 description: Lorem ipsum dolor sit amet, in diam nisl ut tellus a in, in vestibulum ante ante sed, interdum ornare ut, arcu posuere vehicula suspendisse', 2, 'http://138634981.rm1.cloudaccess.it/dimitri_photocloud/collection_2/IMG_7991.jpg', 400, 600, 'http://138634981.rm1.cloudaccess.it/dimitri_photocloud/collection_2/IMG_7991_thumb.jpg', 173, 260);">
            <text:p>insert into images (`id`, `name`, `description`, `collection_id`, `path`, `width`, `height`, `thumbnail_path`, `thumbnail_width`, `thumbnail_height`) values(9, 'Collection 2 - Photo 2', 'Photo 10 description: Lorem ipsum dolor sit amet, in diam nisl ut tellus a in, in vestibulum ante ante sed, interdum ornare ut, arcu posuere vehicula suspendisse', 2, 'http://138634981.rm1.cloudaccess.it/dimitri_photocloud/collection_2/IMG_7991.jpg', 400, 600, 'http://138634981.rm1.cloudaccess.it/dimitri_photocloud/collection_2/IMG_7991_thumb.jpg', 173, 260);</text:p>
          </table:table-cell>
          <table:table-cell table:number-columns-repeated="236"/>
        </table:table-row>
        <table:table-row table:style-name="ro2">
          <table:table-cell office:value-type="string">
            <text:p>10</text:p>
          </table:table-cell>
          <table:table-cell office:value-type="string">
            <text:p>'Collection 2 - Photo 3'</text:p>
          </table:table-cell>
          <table:table-cell office:value-type="string">
            <text:p>'Photo 11 description: Lorem ipsum dolor sit amet, in diam nisl ut tellus a in, in vestibulum ante ante sed, interdum ornare ut, arcu posuere vehicula suspendisse'</text:p>
          </table:table-cell>
          <table:table-cell office:value-type="string">
            <text:p>2</text:p>
          </table:table-cell>
          <table:table-cell office:value-type="string">
            <text:p>'http://138634981.rm1.cloudaccess.it/dimitri_photocloud/collection_2/IMG_7998.jpg'</text:p>
          </table:table-cell>
          <table:table-cell office:value-type="string">
            <text:p>600</text:p>
          </table:table-cell>
          <table:table-cell office:value-type="string">
            <text:p>400</text:p>
          </table:table-cell>
          <table:table-cell office:value-type="string">
            <text:p>'http://138634981.rm1.cloudaccess.it/dimitri_photocloud/collection_2/IMG_7998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11] &amp; &quot;, &quot; &amp; [.B11] &amp; &quot;, &quot; &amp; [.C11] &amp; &quot;, &quot; &amp; [.D11] &amp; &quot;, &quot; &amp; [.E11] &amp; &quot;, &quot; &amp; [.F11] &amp; &quot;, &quot; &amp; [.G11] &amp; &quot;, &quot; &amp; [.H11] &amp; &quot;, &quot; &amp; [.I11] &amp; &quot;, &quot; &amp; [.J11] &amp; &quot;);&quot;" office:value-type="string" office:string-value="insert into images (`id`, `name`, `description`, `collection_id`, `path`, `width`, `height`, `thumbnail_path`, `thumbnail_width`, `thumbnail_height`) values(10, 'Collection 2 - Photo 3', 'Photo 11 description: Lorem ipsum dolor sit amet, in diam nisl ut tellus a in, in vestibulum ante ante sed, interdum ornare ut, arcu posuere vehicula suspendisse', 2, 'http://138634981.rm1.cloudaccess.it/dimitri_photocloud/collection_2/IMG_7998.jpg', 600, 400, 'http://138634981.rm1.cloudaccess.it/dimitri_photocloud/collection_2/IMG_7998_thumb.jpg', 260, 173);">
            <text:p>insert into images (`id`, `name`, `description`, `collection_id`, `path`, `width`, `height`, `thumbnail_path`, `thumbnail_width`, `thumbnail_height`) values(10, 'Collection 2 - Photo 3', 'Photo 11 description: Lorem ipsum dolor sit amet, in diam nisl ut tellus a in, in vestibulum ante ante sed, interdum ornare ut, arcu posuere vehicula suspendisse', 2, 'http://138634981.rm1.cloudaccess.it/dimitri_photocloud/collection_2/IMG_7998.jpg', 600, 400, 'http://138634981.rm1.cloudaccess.it/dimitri_photocloud/collection_2/IMG_7998_thumb.jpg', 260, 173);</text:p>
          </table:table-cell>
          <table:table-cell table:number-columns-repeated="236"/>
        </table:table-row>
        <table:table-row table:style-name="ro2">
          <table:table-cell office:value-type="string">
            <text:p>11</text:p>
          </table:table-cell>
          <table:table-cell office:value-type="string">
            <text:p>'Collection 2 - Photo 4'</text:p>
          </table:table-cell>
          <table:table-cell office:value-type="string">
            <text:p>'Photo 12 description: Lorem ipsum dolor sit amet, in diam nisl ut tellus a in, in vestibulum ante ante sed, interdum ornare ut, arcu posuere vehicula suspendisse'</text:p>
          </table:table-cell>
          <table:table-cell office:value-type="string">
            <text:p>2</text:p>
          </table:table-cell>
          <table:table-cell office:value-type="string">
            <text:p>'http://138634981.rm1.cloudaccess.it/dimitri_photocloud/collection_2/IMG_8014.jpg'</text:p>
          </table:table-cell>
          <table:table-cell office:value-type="string">
            <text:p>600</text:p>
          </table:table-cell>
          <table:table-cell office:value-type="string">
            <text:p>400</text:p>
          </table:table-cell>
          <table:table-cell office:value-type="string">
            <text:p>'http://138634981.rm1.cloudaccess.it/dimitri_photocloud/collection_2/IMG_8014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12] &amp; &quot;, &quot; &amp; [.B12] &amp; &quot;, &quot; &amp; [.C12] &amp; &quot;, &quot; &amp; [.D12] &amp; &quot;, &quot; &amp; [.E12] &amp; &quot;, &quot; &amp; [.F12] &amp; &quot;, &quot; &amp; [.G12] &amp; &quot;, &quot; &amp; [.H12] &amp; &quot;, &quot; &amp; [.I12] &amp; &quot;, &quot; &amp; [.J12] &amp; &quot;);&quot;" office:value-type="string" office:string-value="insert into images (`id`, `name`, `description`, `collection_id`, `path`, `width`, `height`, `thumbnail_path`, `thumbnail_width`, `thumbnail_height`) values(11, 'Collection 2 - Photo 4', 'Photo 12 description: Lorem ipsum dolor sit amet, in diam nisl ut tellus a in, in vestibulum ante ante sed, interdum ornare ut, arcu posuere vehicula suspendisse', 2, 'http://138634981.rm1.cloudaccess.it/dimitri_photocloud/collection_2/IMG_8014.jpg', 600, 400, 'http://138634981.rm1.cloudaccess.it/dimitri_photocloud/collection_2/IMG_8014_thumb.jpg', 260, 173);">
            <text:p>insert into images (`id`, `name`, `description`, `collection_id`, `path`, `width`, `height`, `thumbnail_path`, `thumbnail_width`, `thumbnail_height`) values(11, 'Collection 2 - Photo 4', 'Photo 12 description: Lorem ipsum dolor sit amet, in diam nisl ut tellus a in, in vestibulum ante ante sed, interdum ornare ut, arcu posuere vehicula suspendisse', 2, 'http://138634981.rm1.cloudaccess.it/dimitri_photocloud/collection_2/IMG_8014.jpg', 600, 400, 'http://138634981.rm1.cloudaccess.it/dimitri_photocloud/collection_2/IMG_8014_thumb.jpg', 260, 173);</text:p>
          </table:table-cell>
          <table:table-cell table:number-columns-repeated="236"/>
        </table:table-row>
        <table:table-row table:style-name="ro2">
          <table:table-cell office:value-type="string">
            <text:p>12</text:p>
          </table:table-cell>
          <table:table-cell office:value-type="string">
            <text:p>'Collection 2 - Photo 5'</text:p>
          </table:table-cell>
          <table:table-cell office:value-type="string">
            <text:p>'Photo 13 description: Lorem ipsum dolor sit amet, in diam nisl ut tellus a in, in vestibulum ante ante sed, interdum ornare ut, arcu posuere vehicula suspendisse'</text:p>
          </table:table-cell>
          <table:table-cell office:value-type="string">
            <text:p>2</text:p>
          </table:table-cell>
          <table:table-cell office:value-type="string">
            <text:p>'http://138634981.rm1.cloudaccess.it/dimitri_photocloud/collection_2/IMG_8020.jpg'</text:p>
          </table:table-cell>
          <table:table-cell office:value-type="string">
            <text:p>600</text:p>
          </table:table-cell>
          <table:table-cell office:value-type="string">
            <text:p>400</text:p>
          </table:table-cell>
          <table:table-cell office:value-type="string">
            <text:p>'http://138634981.rm1.cloudaccess.it/dimitri_photocloud/collection_2/IMG_8020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13] &amp; &quot;, &quot; &amp; [.B13] &amp; &quot;, &quot; &amp; [.C13] &amp; &quot;, &quot; &amp; [.D13] &amp; &quot;, &quot; &amp; [.E13] &amp; &quot;, &quot; &amp; [.F13] &amp; &quot;, &quot; &amp; [.G13] &amp; &quot;, &quot; &amp; [.H13] &amp; &quot;, &quot; &amp; [.I13] &amp; &quot;, &quot; &amp; [.J13] &amp; &quot;);&quot;" office:value-type="string" office:string-value="insert into images (`id`, `name`, `description`, `collection_id`, `path`, `width`, `height`, `thumbnail_path`, `thumbnail_width`, `thumbnail_height`) values(12, 'Collection 2 - Photo 5', 'Photo 13 description: Lorem ipsum dolor sit amet, in diam nisl ut tellus a in, in vestibulum ante ante sed, interdum ornare ut, arcu posuere vehicula suspendisse', 2, 'http://138634981.rm1.cloudaccess.it/dimitri_photocloud/collection_2/IMG_8020.jpg', 600, 400, 'http://138634981.rm1.cloudaccess.it/dimitri_photocloud/collection_2/IMG_8020_thumb.jpg', 260, 173);">
            <text:p>insert into images (`id`, `name`, `description`, `collection_id`, `path`, `width`, `height`, `thumbnail_path`, `thumbnail_width`, `thumbnail_height`) values(12, 'Collection 2 - Photo 5', 'Photo 13 description: Lorem ipsum dolor sit amet, in diam nisl ut tellus a in, in vestibulum ante ante sed, interdum ornare ut, arcu posuere vehicula suspendisse', 2, 'http://138634981.rm1.cloudaccess.it/dimitri_photocloud/collection_2/IMG_8020.jpg', 600, 400, 'http://138634981.rm1.cloudaccess.it/dimitri_photocloud/collection_2/IMG_8020_thumb.jpg', 260, 173);</text:p>
          </table:table-cell>
          <table:table-cell table:number-columns-repeated="236"/>
        </table:table-row>
        <table:table-row table:style-name="ro2">
          <table:table-cell office:value-type="string">
            <text:p>13</text:p>
          </table:table-cell>
          <table:table-cell office:value-type="string">
            <text:p>'Collection 2 - Photo 6'</text:p>
          </table:table-cell>
          <table:table-cell office:value-type="string">
            <text:p>'Photo 14 description: Lorem ipsum dolor sit amet, in diam nisl ut tellus a in, in vestibulum ante ante sed, interdum ornare ut, arcu posuere vehicula suspendisse'</text:p>
          </table:table-cell>
          <table:table-cell office:value-type="string">
            <text:p>2</text:p>
          </table:table-cell>
          <table:table-cell office:value-type="string">
            <text:p>'http://138634981.rm1.cloudaccess.it/dimitri_photocloud/collection_2/IMG_8024.jpg'</text:p>
          </table:table-cell>
          <table:table-cell office:value-type="string">
            <text:p>600</text:p>
          </table:table-cell>
          <table:table-cell office:value-type="string">
            <text:p>400</text:p>
          </table:table-cell>
          <table:table-cell office:value-type="string">
            <text:p>'http://138634981.rm1.cloudaccess.it/dimitri_photocloud/collection_2/IMG_8024_thumb.jpg'</text:p>
          </table:table-cell>
          <table:table-cell office:value-type="string">
            <text:p>260</text:p>
          </table:table-cell>
          <table:table-cell office:value-type="string">
            <text:p>173</text:p>
          </table:table-cell>
          <table:table-cell table:formula="of:=&quot;insert into images (`&quot; &amp; [.$A$1] &amp; &quot;`, `&quot; &amp; [.$B$1] &amp; &quot;`, `&quot; &amp; [.$C$1] &amp; &quot;`, `&quot; &amp; [.$D$1] &amp; &quot;`, `&quot; &amp; [.$E$1] &amp; &quot;`, `&quot; &amp; [.$F$1] &amp; &quot;`, `&quot; &amp; [.$G$1] &amp; &quot;`, `&quot; &amp; [.$H$1] &amp; &quot;`, `&quot; &amp; [.$I$1] &amp; &quot;`, `&quot; &amp; [.$J$1] &amp; &quot;`) values(&quot; &amp; [.A14] &amp; &quot;, &quot; &amp; [.B14] &amp; &quot;, &quot; &amp; [.C14] &amp; &quot;, &quot; &amp; [.D14] &amp; &quot;, &quot; &amp; [.E14] &amp; &quot;, &quot; &amp; [.F14] &amp; &quot;, &quot; &amp; [.G14] &amp; &quot;, &quot; &amp; [.H14] &amp; &quot;, &quot; &amp; [.I14] &amp; &quot;, &quot; &amp; [.J14] &amp; &quot;);&quot;" office:value-type="string" office:string-value="insert into images (`id`, `name`, `description`, `collection_id`, `path`, `width`, `height`, `thumbnail_path`, `thumbnail_width`, `thumbnail_height`) values(13, 'Collection 2 - Photo 6', 'Photo 14 description: Lorem ipsum dolor sit amet, in diam nisl ut tellus a in, in vestibulum ante ante sed, interdum ornare ut, arcu posuere vehicula suspendisse', 2, 'http://138634981.rm1.cloudaccess.it/dimitri_photocloud/collection_2/IMG_8024.jpg', 600, 400, 'http://138634981.rm1.cloudaccess.it/dimitri_photocloud/collection_2/IMG_8024_thumb.jpg', 260, 173);">
            <text:p>insert into images (`id`, `name`, `description`, `collection_id`, `path`, `width`, `height`, `thumbnail_path`, `thumbnail_width`, `thumbnail_height`) values(13, 'Collection 2 - Photo 6', 'Photo 14 description: Lorem ipsum dolor sit amet, in diam nisl ut tellus a in, in vestibulum ante ante sed, interdum ornare ut, arcu posuere vehicula suspendisse', 2, 'http://138634981.rm1.cloudaccess.it/dimitri_photocloud/collection_2/IMG_8024.jpg', 600, 400, 'http://138634981.rm1.cloudaccess.it/dimitri_photocloud/collection_2/IMG_8024_thumb.jpg', 260, 173);</text:p>
          </table:table-cell>
          <table:table-cell table:number-columns-repeated="236"/>
        </table:table-row>
        <table:table-row table:style-name="ro2" table:number-rows-repeated="65508">
          <table:table-cell table:number-columns-repeated="247"/>
        </table:table-row>
        <table:table-row table:style-name="ro2">
          <table:table-cell table:number-columns-repeated="247"/>
        </table:table-row>
      </table:table>
      <table:database-ranges>
        <table:database-range table:target-range-address="collections.A1:collections.C22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able-cell-properties style:vertical-align="to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0.5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5">25/04/2012</text:date>, <text:time>22.3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imitri De Franciscis</meta:initial-creator>
    <meta:creation-date>2006-09-20T14:57:52</meta:creation-date>
    <dc:creator>Dimitri De Franciscis</dc:creator>
    <dc:date>2012-04-25T22:37:10.58</dc:date>
    <dc:language>it-IT</dc:language>
    <meta:editing-cycles>52</meta:editing-cycles>
    <meta:editing-duration>PT6H9M54S</meta:editing-duration>
    <meta:document-statistic meta:table-count="2" meta:cell-count="178" meta:object-count="0"/>
    <meta:user-defined meta:name="Info 1"/>
    <meta:user-defined meta:name="Info 2"/>
    <meta:user-defined meta:name="Info 3"/>
    <meta:user-defined meta:name="Info 4"/>
    <meta:template xlink:type="simple" xlink:actuate="onRequest" xlink:title="Spreadsheet" xlink:href="../../../Documents%20and%20Settings/Dimitri/Dati%20applicazioni/OpenOffice.org2/user/template/Spreadsheet.ots" meta:date="2006-09-20T14:57:51"/>
  </office:meta>
</office:document-meta>
</file>